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2pt" fo:font-weight="normal" officeooo:rsid="000c4337" officeooo:paragraph-rsid="000c4337" style:font-size-asian="10.5pt" style:font-weight-asian="normal" style:font-size-complex="12pt" style:font-weight-complex="normal"/>
    </style:style>
    <style:style style:name="P4" style:family="paragraph" style:parent-style-name="Standard" style:list-style-name="L1"/>
    <style:style style:name="P5" style:family="paragraph" style:parent-style-name="Standard">
      <style:text-properties officeooo:paragraph-rsid="000c4337"/>
    </style:style>
    <style:style style:name="P6" style:family="paragraph" style:parent-style-name="Standard">
      <style:text-properties officeooo:rsid="000cf02f" officeooo:paragraph-rsid="000cf02f"/>
    </style:style>
    <style:style style:name="P7" style:family="paragraph" style:parent-style-name="Standard">
      <style:text-properties officeooo:rsid="000d59e5" officeooo:paragraph-rsid="000d59e5"/>
    </style:style>
    <style:style style:name="P8" style:family="paragraph" style:parent-style-name="Standard">
      <style:text-properties officeooo:paragraph-rsid="000d59e5"/>
    </style:style>
    <style:style style:name="T1" style:family="text">
      <style:text-properties officeooo:rsid="000a8791"/>
    </style:style>
    <style:style style:name="T2" style:family="text">
      <style:text-properties officeooo:rsid="000c433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4337" style:font-weight-asian="bold" style:font-weight-complex="bold"/>
    </style:style>
    <style:style style:name="T5" style:family="text">
      <style:text-properties officeooo:rsid="000d59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set: Lista Top Canciones <text:span text:style-name="T1">por año</text:span></text:p>
      <text:p text:style-name="Standard"/>
      <text:p text:style-name="Standard">Angel Vicente Sanjuán Martín</text:p>
      <text:p text:style-name="Standard">03 de Abril de 2021</text:p>
      <text:p text:style-name="Standard"/>
      <text:p text:style-name="Standard"/>
      <text:p text:style-name="P1">Descripción</text:p>
      <text:p text:style-name="P3"/>
      <text:p text:style-name="P3">Nombre del dataset : <text:span text:style-name="T3">listsongs.csv</text:span></text:p>
      <text:p text:style-name="P3">Nombre del esquema <text:span text:style-name="T3">: Esquema_listsong.ods</text:span></text:p>
      <text:p text:style-name="Standard"><text:span text:style-name="T2">Son e</text:span>l conjunto de datos obtenido como parte de la actividad, la lista de las 100/50 (dependiendo</text:p>
      <text:p text:style-name="Standard">del año) mejores canciones según la página <text:a xlink:type="simple" xlink:href="https://www.elportaldemusica.es/" text:style-name="Internet_20_link" text:visited-style-name="Visited_20_Internet_20_Link">el portal de música</text:a> desde los años 2009 a 2020</text:p>
      <text:p text:style-name="Standard"/>
      <text:p text:style-name="Standard"/>
      <text:p text:style-name="P1">Contenido</text:p>
      <text:p text:style-name="P1"/>
      <text:p text:style-name="Standard">Para cada registro se recogen los siguientes atributos</text:p>
      <text:p text:style-name="Standard"/>
      <text:list xml:id="list3342125468" text:style-name="L1">
        <text:list-item>
          <text:p text:style-name="P4"><text:span text:style-name="T3">Year</text:span>: Año al que pertenece la entrada en lista.</text:p>
        </text:list-item>
        <text:list-item>
          <text:p text:style-name="P4"><text:span text:style-name="T3">Ranking</text:span>: Puesto obtenido dentro del año.</text:p>
        </text:list-item>
        <text:list-item>
          <text:p text:style-name="P4"><text:span text:style-name="T4">Song</text:span>: Título de la canción.</text:p>
        </text:list-item>
        <text:list-item>
          <text:p text:style-name="P4"><text:span text:style-name="T4">Player</text:span>: Cantante que interpreta la canción.</text:p>
        </text:list-item>
        <text:list-item>
          <text:p text:style-name="P4"><text:span text:style-name="T3">WeeksList</text:span>: Número de semanas que la canción ha estado en las listas de el portal de</text:p>
          <text:p text:style-name="P4">musica.</text:p>
        </text:list-item>
        <text:list-item>
          <text:p text:style-name="P4"><text:span text:style-name="T4">Url</text:span><text:span text:style-name="T2">:</text:span> Enlace de la canción en la página el portal de música</text:p>
        </text:list-item>
      </text:list>
      <text:p text:style-name="Standard"/>
      <text:p text:style-name="Standard"/>
      <text:p text:style-name="P1">Agradecimientos</text:p>
      <text:p text:style-name="P1"/>
      <text:p text:style-name="P5">Los datos han sido obtenidos de la página <text:a xlink:type="simple" xlink:href="https://www.elportaldemusica.es/lists/top-100-albums/" text:style-name="Internet_20_link" text:visited-style-name="Visited_20_Internet_20_Link">El portal de Música,</text:a> <text:span text:style-name="T2">un sito perfecto para extraer este contenido gracias a la facilidad y disponibilidad de su contenido.</text:span></text:p>
      <text:p text:style-name="P5"><text:span text:style-name="T2">E</text:span>l lenguaje de programación usado ha sido Python y las técnica de programación para obtener la información ha<text:span text:style-name="T2">n</text:span> sido Web Scraping, <text:span text:style-name="T2">el cual facilita enormemente la extracción de la informaciín alijada en las paginas html.</text:span></text:p>
      <text:p text:style-name="Standard"/>
      <text:p text:style-name="Standard"/>
      <text:p text:style-name="P1">Inspiración</text:p>
      <text:p text:style-name="P1"/>
      <text:p text:style-name="Standard">Elegí este contexto ya que soy un gran aficionado a la música en general y no me imagino un solo</text:p>
      <text:p text:style-name="Standard">día sin escucharla,</text:p>
      <text:p text:style-name="Standard">Todos los datos obtenidos en el Dataset, pueden ser utilizados por personas que quieran conocer</text:p>
      <text:p text:style-name="Standard">los éxitos de los años ya pasados y una sencilla forma de escucharlos.</text:p>
      <text:p text:style-name="Standard"/>
      <text:p text:style-name="P1">Licencia</text:p>
      <text:p text:style-name="P1"/>
      <text:p text:style-name="Standard">La licencia escogida para la publicación de este conjunto de datos ha sido GNU GENERAL</text:p>
      <text:p text:style-name="Standard">PUBLIC LICENSE Version 3 .</text:p>
      <text:p text:style-name="Standard">Es una licencia de derechos de autor ampliamente usada en el mundo del software libre y código</text:p>
      <text:p text:style-name="Standard">abierto, lo que hace es permitir que los usuarios finales (personas, organizaciones, etc) tengan</text:p>
      <text:p text:style-name="Standard">libertad de usar, estudiar, compartir (copiar) y modificar el software. Su objetivo es doble: recalcar</text:p>
      <text:p text:style-name="Standard">que el software cubierto por esta licencia es libre y, por otro lado, protegerlo (mediante una práctica</text:p>
      <text:p text:style-name="Standard"><text:soft-page-break/>conocida como copyleft) de intentos de apropiación que restrinjan esas libertades a nuevos usuarios</text:p>
      <text:p text:style-name="Standard">cada vez que la obra (software, plugin, template) es distribuida, modificada o mejorada.</text:p>
      <text:p text:style-name="Standard"/>
      <text:p text:style-name="P1">Código fuente y dataset</text:p>
      <text:p text:style-name="P1"/>
      <text:p text:style-name="Standard">Tanto el código fuente escrito para la extracción de datos como el dataset generado, <text:span text:style-name="T2">asi como el esquema de los datos, </text:span>pueden ser accedidos a través de este enlace : <text:a xlink:type="simple" xlink:href="https://github.com/avsanjuan/scrapingTopSongS" text:style-name="Internet_20_link" text:visited-style-name="Visited_20_Internet_20_Link">https://github.com/avsanjuan/scrapingTopSongS</text:a></text:p>
      <text:p text:style-name="Standard"/>
      <text:p text:style-name="P7">Acceso a la publicación del dataset en zenodo a través del siguiente enlace:</text:p>
      <text:p text:style-name="P8"><text:a xlink:type="simple" xlink:href="https://zenodo.org/record/4666540" text:style-name="Internet_20_link" text:visited-style-name="Visited_20_Internet_20_Link"><text:span text:style-name="T5">https://zenodo.org/record/4666540 </text:span></text:a></text:p>
      <text:p text:style-name="Standard"/>
      <text:p text:style-name="P1">Recursos</text:p>
      <text:p text:style-name="P1"/>
      <text:p text:style-name="Standard">1. <text:a xlink:type="simple" xlink:href="https://www.python.org/" text:style-name="Internet_20_link" text:visited-style-name="Visited_20_Internet_20_Link">https://www.python.org/</text:a></text:p>
      <text:p text:style-name="Standard">2. Mitchel, R. (2018). Web Scraping with Python 2e: O’Reilly Media,</text:p>
      <text:p text:style-name="P6">3. <text:a xlink:type="simple" xlink:href="https://github.com/" text:style-name="Internet_20_link" text:visited-style-name="Visited_20_Internet_20_Link">https://github.com/</text:a></text:p>
      <text:p text:style-name="P7">4. <text:a xlink:type="simple" xlink:href="https://zenodo.org/" text:style-name="Internet_20_link" text:visited-style-name="Visited_20_Internet_20_Link">https://zenodo.org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6T19:32:40.152252636</meta:creation-date>
    <dc:date>2021-04-06T20:22:58.244808642</dc:date>
    <meta:editing-duration>PT7M43S</meta:editing-duration>
    <meta:editing-cycles>1</meta:editing-cycles>
    <meta:document-statistic meta:table-count="0" meta:image-count="0" meta:object-count="0" meta:page-count="2" meta:paragraph-count="43" meta:word-count="425" meta:character-count="2610" meta:non-whitespace-character-count="2234"/>
    <meta:generator>LibreOffice/6.0.7.3$Linux_X86_64 LibreOffice_project/00m0$Build-3</meta:generator>
  </office:meta>
</office:document-meta>
</file>